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exusSerif1" svg:font-family="NexusSerif, Georgia"/>
    <style:font-face style:name="JetBrains Mono1" svg:font-family="'JetBrains Mono'" style:font-family-generic="modern"/>
    <style:font-face style:name="Arial1" svg:font-family="Arial" style:font-family-generic="swiss"/>
    <style:font-face style:name="Arial3" svg:font-family="Arial" style:font-pitch="variable"/>
    <style:font-face style:name="Liberation Sans1" svg:font-family="'Liberation Sans'" style:font-pitch="variable"/>
    <style:font-face style:name="NexusSerif" svg:font-family="NexusSerif, Georgia" style:font-pitch="variable"/>
    <style:font-face style:name="Arial4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4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11.692cm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0.758cm"/>
    </style:style>
    <style:style style:name="gr4" style:family="graphic" style:parent-style-name="standard">
      <style:graphic-properties draw:textarea-horizontal-align="justify" draw:textarea-vertical-align="middle" draw:auto-grow-height="false" fo:min-height="1.013cm" fo:min-width="10.676cm"/>
    </style:style>
    <style:style style:name="gr5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24.9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11.692cm"/>
    </style:style>
    <style:style style:name="gr8" style:family="graphic" style:parent-style-name="standard">
      <style:graphic-properties draw:textarea-horizontal-align="justify" draw:textarea-vertical-align="middle" draw:auto-grow-height="false" fo:min-height="1.412cm" fo:min-width="15.248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413cm" fo:min-width="16.256cm"/>
    </style:style>
    <style:style style:name="gr11" style:family="graphic" style:parent-style-name="standard">
      <style:graphic-properties draw:textarea-horizontal-align="justify" draw:textarea-vertical-align="middle" draw:auto-grow-height="false" fo:min-height="0.489cm" fo:min-width="4.096cm"/>
    </style:style>
    <style:style style:name="gr12" style:family="graphic" style:parent-style-name="standard">
      <style:graphic-properties draw:textarea-horizontal-align="justify" draw:textarea-vertical-align="middle" draw:auto-grow-height="false" fo:min-height="0.403cm" fo:min-width="0.837cm"/>
    </style:style>
    <style:style style:name="gr13" style:family="graphic" style:parent-style-name="standard">
      <style:graphic-properties draw:textarea-horizontal-align="justify" draw:textarea-vertical-align="middle" draw:auto-grow-height="false" fo:min-height="1.274cm" fo:min-width="13.216cm"/>
    </style:style>
    <style:style style:name="gr14" style:family="graphic" style:parent-style-name="standard">
      <style:graphic-properties draw:stroke="none" draw:fill="none" fo:min-height="0.87cm"/>
    </style:style>
    <style:style style:name="gr15" style:family="graphic" style:parent-style-name="standard">
      <style:graphic-properties draw:textarea-horizontal-align="justify" draw:textarea-vertical-align="middle" draw:auto-grow-height="false" fo:min-height="1.274cm" fo:min-width="15.502cm"/>
    </style:style>
    <style:style style:name="gr16" style:family="graphic" style:parent-style-name="standard">
      <style:graphic-properties draw:stroke="none" draw:fill="none" fo:min-height="0.869cm"/>
    </style:style>
    <style:style style:name="gr17" style:family="graphic" style:parent-style-name="standard">
      <style:graphic-properties draw:textarea-horizontal-align="justify" draw:textarea-vertical-align="middle" draw:auto-grow-height="false" fo:min-height="3.56cm" fo:min-width="3.056cm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7.12cm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draw:fill-color="#ff0000" fo:min-height="8.884cm"/>
    </style:style>
    <style:style style:name="P1" style:family="paragraph">
      <style:paragraph-properties fo:text-align="center"/>
      <style:text-properties fo:text-shadow="1pt 1pt" fo:font-weight="bold" style:font-weight-asian="bold" style:font-weight-complex="bold"/>
    </style:style>
    <style:style style:name="P2" style:family="paragraph">
      <style:text-properties fo:text-shadow="1pt 1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0000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text-underline-style="none"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</style:style>
    <style:style style:name="T1" style:family="text">
      <style:text-properties fo:font-size="80pt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6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2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fo:font-size="48pt" style:font-size-asian="48pt" style:font-size-complex="48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27cm" svg:y="1.27cm" presentation:class="title" presentation:user-transformed="true">
          <draw:text-box>
            <text:p text:style-name="P1"><text:span text:style-name="T1">Special-GOX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3.462cm" svg:x="1.4cm" svg:y="1.016cm" presentation:class="outline" presentation:user-transformed="true">
          <draw:text-box>
            <text:p><text:span text:style-name="T2">goal: </text:span></text:p>
            <text:p><text:span text:style-name="T2">find xover operator for chromosomes, </text:span><text:span text:style-name="T3">representing</text:span><text:span text:style-name="T4"> permutations with repetitions and variable length</text:span><text:span text:style-name="T2">, which doesn’t produce illegal offspring</text:span></text:p>
            <text:p><text:span text:style-name="T5"/></text:p>
            <text:p><text:span text:style-name="T2">for chromosomes representing </text:span><text:span text:style-name="T4">permutations with repetition</text:span><text:span text:style-name="T2"> could be used existing crossover <text:s/></text:span><text:span text:style-name="T4">GOX </text:span><text:span text:style-name="T6">[</text:span><text:span text:style-name="T7">1</text:span><text:span text:style-name="T6">]</text:span><text:span text:style-name="T7"> </text:span><text:span text:style-name="T2">(or some of it’s variants) </text:span></text:p>
            <text:p><text:span text:style-name="T5"/></text:p>
            <text:p><text:span text:style-name="T2">for </text:span><text:span text:style-name="T4">permutations with repetition with variable length</text:span><text:span text:style-name="T2">, I was not able to find such existing crossov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524cm" svg:y="0.508cm" presentation:class="title" presentation:user-transformed="true">
          <draw:text-box>
            <text:p>G<text:span text:style-name="T8">eneralized</text:span> O<text:span text:style-name="T8">rder</text:span> X<text:span text:style-name="T2">over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input</text:span>: 2 chromosomes <text:span text:style-name="T10">as</text:span> pwr <text:span text:style-name="T11">(permutation with repetition)</text:span></text:p>
              </text:list-item>
              <text:list-item>
                <text:p><text:span text:style-name="T12">output</text:span><text:span text:style-name="T11">: </text:span><text:span text:style-name="T10">valid pwr child </text:span></text:p>
              </text:list-item>
              <text:list-item>
                <text:p><text:span text:style-name="T12">constraints</text:span><text:span text:style-name="T13">: </text:span></text:p>
                <text:list>
                  <text:list-item>
                    <text:p><text:span text:style-name="T10">number of each gene repetitions (for every gene)</text:span></text:p>
                    <text:p><text:span text:style-name="T10">in both chromosomes must be the same</text:span></text:p>
                    <text:p><text:span text:style-name="T10">=&gt; lengths of both chromosomes must equal</text:span></text:p>
                  </text:list-item>
                  <text:list-item>
                    <text:p><text:span text:style-name="T10">OK: 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6"/>chr1 = A A B A B A C , <text:s/>chr2 = B C A A B A A <text:s text:c="2"/></text:span></text:p>
                  </text:list-item>
                  <text:list-item>
                    <text:p><text:span text:style-name="T14">Not OK: <text:s text:c="3"/></text:span><text:span text:style-name="T10">chr1 = A A B A B A C , <text:s/>chr2 = B C A A B A </text:span><text:span text:style-name="T15">B</text:span><text:span text:style-name="T10"> </text:span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7" draw:layer="layout" svg:width="12.192cm" svg:height="1.778cm" svg:x="0.254cm" svg:y="1.27cm">
          <text:p text:style-name="P6"><text:span text:style-name="T16">0 <text:s/>3 <text:s/>2 <text:s/>0 <text:s/>1 <text:s/>5 <text:s/>0 <text:s/>6 <text:s/>0 <text:s/>7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2.192cm" svg:height="1.778cm" svg:x="15.494cm" svg:y="1.27cm">
          <text:p text:style-name="P6"><text:span text:style-name="T16">0 <text:s/>3 <text:s/>5 <text:s/>6 <text:s/>0 <text:s/>1 <text:s/>0 <text:s/>2 <text:s/>0 <text:s/>7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524cm" svg:x="12.954cm" svg:y="1.27cm">
          <text:p text:style-name="P6">GO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1.176cm" svg:height="1.263cm" draw:transform="skewX (-0.00244346095279206) rotate (-0.00244346095279215) translate (16.002cm 4.572cm)">
          <text:p text:style-name="P6">Two random cut points: indices 5, 9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4.445cm" svg:y="4.625cm">
          <text:p text:style-name="P6">1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12.192cm" svg:height="1.778cm" svg:x="0.254cm" svg:y="4.318cm">
          <text:p text:style-name="P6"><text:span text:style-name="T16">0 <text:s/>3 <text:s/>2 <text:s/>0 <text:s/>1 <text:s/>| 5 <text:s/>0 <text:s/>6 <text:s/>0 <text:s/>7|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5.4cm" svg:height="1.778cm" svg:x="0.762cm" svg:y="8.128cm">
          <text:p text:style-name="P6"><text:span text:style-name="T17">0 <text:s/>3 <text:s/>5 | </text:span><text:span text:style-name="T16">5 <text:s/>0 <text:s/>6 <text:s/>0 <text:s/>7 | <text:s/>6 <text:s/>0 <text:s/>1 <text:s/>0 <text:s/>2 <text:s/>0 <text:s/>7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5.4cm" svg:height="1.778cm" svg:x="0.762cm" svg:y="10.668cm">
          <text:p text:style-name="P6"><text:span text:style-name="T17">0 <text:s/>3 <text:s/>x | </text:span><text:span text:style-name="T16">5 <text:s/>0 <text:s/>6 <text:s/>0 <text:s/>7 | <text:s/>x <text:s/>x <text:s/>1 <text:s/>x <text:s/>2 <text:s/>0 <text:s/>x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2.192cm" svg:height="1.016cm" svg:x="0.254cm" svg:y="3.048cm">
          <text:p text:style-name="P6">1 <text:s text:c="2"/>1 <text:s text:c="2"/>1 <text:s text:c="2"/>2 <text:s text:c="2"/>1 <text:s text:c="3"/>1 <text:s text:c="2"/>3 <text:s text:c="2"/>1 <text:s text:c="2"/>4 <text:s text:c="2"/>1 <text:s/>5 <text:s text:c="2"/>1 <text:s/>1 <text:s text:c="2"/>6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5.4cm" svg:height="1.778cm" svg:x="0.762cm" svg:y="12.954cm">
          <text:p text:style-name="P6"><text:span text:style-name="T17">0 <text:s/>3 <text:s/></text:span><text:span text:style-name="T16">5 <text:s/>0 <text:s/>6 <text:s/>0 <text:s/>7 <text:s/>1 <text:s/>2 <text:s/>0 <text:s/>0 <text:s/>9 <text:s/>8 <text:s/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><text:span text:style-name="T18">proposed crossover operator for pwrvl</text:span></text:p>
          </draw:text-box>
        </draw:frame>
        <draw:frame presentation:style-name="pr3" draw:layer="layout" svg:width="25.199cm" svg:height="9.134cm" svg:x="1.016cm" svg:y="3.312cm" presentation:class="outline" presentation:user-transformed="true">
          <draw:text-box>
            <text:list text:style-name="L2">
              <text:list-header>
                <text:p/>
                <text:p><text:span text:style-name="T19">Idea: re-use known operators somehow</text:span></text:p>
                <text:p/>
                <text:p><text:span text:style-name="T19">If two parent chromosomes differ in length:</text:span></text:p>
                <text:list>
                  <text:list-header>
                    <text:p><text:span text:style-name="T20">1. Shorten the longer chromosome</text:span></text:p>
                    <text:p><text:span text:style-name="T20">2. Perform GOX</text:span></text:p>
                    <text:p><text:span text:style-name="T20">3. Re-insert (somehow) the genes back to the child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3.706cm" svg:x="1.471cm" svg:y="1.026cm" presentation:class="outline" presentation:user-transformed="true">
          <draw:text-box>
            <text:list text:style-name="L2">
              <text:list-item>
                <text:p>at random choose “non-essential” genes from chromosome</text:p>
                <text:p>(upper bound &gt; 1 for presence in chromosome)</text:p>
              </text:list-item>
              <text:list-item>
                <text:p>calculate size of blocks between removed non-essentials (size of the blocks before merging)</text:p>
              </text:list-item>
              <text:list-item>
                <text:p>reinserting non-essentials: </text:p>
                <text:p>try to un-merge the blocks – to make the lengths after reinsertion as as close as possible to the ones before merging.</text:p>
                <text:p><text:s/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8" draw:text-style-name="P10" draw:layer="layout" svg:width="15.748cm" svg:height="1.662cm" svg:x="5.08cm" svg:y="0.508cm">
          <text:p text:style-name="P9"><text:span text:style-name="T16">0 <text:s/>1 <text:s/>2 <text:s/>0 <text:s/>4 <text:s/>0 <text:s/>3 <text:s/>0 <text:s/>6 <text:s/>5 <text:s/>7 <text:s/>0 <text:s/>8 <text:s/>9 <text:s/>10 <text:s/>1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12.951cm" svg:y1="2.171cm" svg:x2="12.951cm" svg:y2="3.279cm">
          <text:p/>
        </draw:line>
        <draw:custom-shape draw:style-name="gr10" draw:text-style-name="P10" draw:layer="layout" svg:width="16.756cm" svg:height="1.663cm" svg:x="4.843cm" svg:y="3.278cm">
          <text:p text:style-name="P9"><text:span text:style-name="T16">0 <text:s/>1 <text:s/>2 <text:s/>x <text:s/>4 <text:s/>0 <text:s/>3 <text:s/>x <text:s/>6 <text:s/>5 <text:s/>7 <text:s/>0 <text:s/>8 <text:s/>9 <text:s/>10 <text:s/>1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6.756cm" svg:height="1.663cm" svg:x="4.843cm" svg:y="4.941cm">
          <text:p text:style-name="P9"><text:span text:style-name="T16"><text:s text:c="4"/></text:span><text:span text:style-name="T16">0 <text:s/>1 <text:s/>2 <text:s/>4 <text:s/>0 <text:s/>3 <text:s/>6 <text:s/>5 <text:s/>7 <text:s/>0 <text:s/>8 <text:s/>9 <text:s/>10 <text:s/>1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13.221cm" svg:y1="6.419cm" svg:x2="13.221cm" svg:y2="7.712cm">
          <text:p/>
        </draw:line>
        <draw:line draw:style-name="gr9" draw:text-style-name="P11" draw:layer="layout" svg:x1="20.789cm" svg:y1="8.451cm" svg:x2="14.302cm" svg:y2="8.451cm">
          <text:p/>
        </draw:line>
        <draw:custom-shape draw:style-name="gr11" draw:text-style-name="P6" draw:layer="layout" svg:width="4.596cm" svg:height="0.739cm" svg:x="21.058cm" svg:y="7.897cm">
          <text:p text:style-name="P6">Chromosome 2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91cm" svg:height="0.923cm" svg:x="12.411cm" svg:y="7.713cm">
          <text:p text:style-name="P6">GO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3.716cm" svg:height="1.524cm" svg:x="4.572cm" svg:y="9.398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4.061cm" svg:height="1.12cm" svg:x="4.227cm" svg:y="9.548cm">
          <draw:text-box>
            <text:p><text:span text:style-name="T17"><text:s/></text:span><text:span text:style-name="T17">0 <text:s/>3 <text:s/>6 <text:s/>5 <text:s/>0 <text:s/></text:span><text:span text:style-name="T16">1 <text:s/>2 <text:s/>4 <text:s/>7 <text:s/>0 <text:s/>8 <text:s/>9 <text:s/>10 <text:s/>11 <text:s/>0</text:span></text:p>
          </draw:text-box>
        </draw:frame>
        <draw:custom-shape draw:style-name="gr15" draw:text-style-name="P6" draw:layer="layout" svg:width="16.002cm" svg:height="1.524cm" svg:x="4.064cm" svg:y="12.295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16.51cm" svg:height="1.119cm" svg:x="4.572cm" svg:y="12.7cm">
          <draw:text-box>
            <text:p><text:span text:style-name="T17">0 <text:s/>3 <text:s/>6 <text:s/>+ <text:s/>5 <text:s/>0 <text:s/></text:span><text:span text:style-name="T16">1 <text:s/>2 <text:s/>4 <text:s/>+ 7 <text:s/>0 <text:s/>8 <text:s/>9 <text:s/>10 <text:s/>11 <text:s/>0</text:span></text:p>
          </draw:text-box>
        </draw:frame>
        <draw:custom-shape draw:style-name="gr17" draw:text-style-name="P6" draw:layer="layout" svg:width="3.556cm" svg:height="3.81cm" svg:x="0.254cm" svg:y="0.762cm">
          <text:p text:style-name="P6"><text:span text:style-name="T21">blocks</text:span></text:p>
          <text:p text:style-name="P6"><text:span text:style-name="T21"/></text:p>
          <text:p text:style-name="P6">(1,2) → 3</text:p>
          <text:p text:style-name="P6">(1,3) → 4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2.954cm" svg:y1="8.636cm" svg:x2="12.446cm" svg:y2="9.398cm">
          <text:p/>
        </draw:line>
        <draw:line draw:style-name="gr9" draw:text-style-name="P11" draw:layer="layout" svg:x1="12.446cm" svg:y1="10.922cm" svg:x2="12.446cm" svg:y2="12.446cm">
          <text:p/>
        </draw:line>
        <draw:custom-shape draw:style-name="gr18" draw:text-style-name="P6" draw:layer="layout" svg:width="7.62cm" svg:height="0.762cm" svg:x="3.556cm" svg:y="14.478cm">
          <text:p text:style-name="P6">One possible reinser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4">[1] (GOX operator) <text:s/></text:span><text:span text:style-name="T22">https://citeseerx.ist.psu.edu/viewdoc/download?doi=10.1.1.487.9575&amp;rep=rep1&amp;type=pd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exusSerif1" svg:font-family="NexusSerif, Georgia"/>
    <style:font-face style:name="JetBrains Mono1" svg:font-family="'JetBrains Mono'" style:font-family-generic="modern"/>
    <style:font-face style:name="Arial1" svg:font-family="Arial" style:font-family-generic="swiss"/>
    <style:font-face style:name="Arial3" svg:font-family="Arial" style:font-pitch="variable"/>
    <style:font-face style:name="Liberation Sans1" svg:font-family="'Liberation Sans'" style:font-pitch="variable"/>
    <style:font-face style:name="NexusSerif" svg:font-family="NexusSerif, Georgia" style:font-pitch="variable"/>
    <style:font-face style:name="Arial4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4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3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3" style:font-family-asian="Arial" style:font-pitch-asian="variable" style:font-size-asian="14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1-03T14:56:40.812000000</meta:creation-date>
    <dc:date>2022-01-06T17:14:09.892000000</dc:date>
    <meta:editing-duration>PT16M33S</meta:editing-duration>
    <meta:editing-cycles>4</meta:editing-cycles>
    <meta:generator>LibreOffice/6.3.3.2$Windows_X86_64 LibreOffice_project/a64200df03143b798afd1ec74a12ab50359878ed</meta:generator>
    <meta:document-statistic meta:object-count="72"/>
  </office:meta>
</office:document-meta>
</file>